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Heading_20_1">
      <style:text-properties officeooo:paragraph-rsid="0085862e"/>
    </style:style>
    <style:style style:name="P21" style:family="paragraph" style:parent-style-name="Horizontal_20_Line">
      <style:text-properties fo:language="fr" fo:country="FR" officeooo:paragraph-rsid="0085862e"/>
    </style:style>
    <style:style style:name="P22" style:family="paragraph" style:parent-style-name="Standard" style:list-style-name="L1">
      <style:text-properties fo:language="fr" fo:country="FR" officeooo:rsid="0022fc9c" officeooo:paragraph-rsid="0022fc9c"/>
    </style:style>
    <style:style style:name="P23" style:family="paragraph" style:parent-style-name="Standard" style:master-page-name="">
      <style:paragraph-properties style:page-number="auto" fo:break-before="page"/>
      <style:text-properties fo:language="fr" fo:country="FR" officeooo:rsid="000e1bde" officeooo:paragraph-rsid="0085862e"/>
    </style:style>
    <style:style style:name="P24" style:family="paragraph" style:parent-style-name="Standard">
      <style:text-properties fo:language="fr" fo:country="FR" officeooo:rsid="000e1bde" officeooo:paragraph-rsid="0085862e"/>
    </style:style>
    <style:style style:name="P25" style:family="paragraph" style:parent-style-name="Text_20_body" style:list-style-name="L2">
      <style:text-properties fo:language="fr" fo:country="FR" officeooo:rsid="0084edf7" officeooo:paragraph-rsid="0084edf7"/>
    </style:style>
    <style:style style:name="P26" style:family="paragraph" style:parent-style-name="Text_20_body" style:list-style-name="L2">
      <style:text-properties fo:language="fr" fo:country="FR" officeooo:rsid="0084edf7" officeooo:paragraph-rsid="0085862e"/>
    </style:style>
    <style:style style:name="P27" style:family="paragraph" style:parent-style-name="Text_20_body" style:list-style-name="L9">
      <style:text-properties fo:language="fr" fo:country="FR" officeooo:rsid="0084edf7" officeooo:paragraph-rsid="0087254b"/>
    </style:style>
    <style:style style:name="P28" style:family="paragraph" style:parent-style-name="Text_20_body" style:list-style-name="L2">
      <style:text-properties fo:language="fr" fo:country="FR" officeooo:rsid="0013d14b" officeooo:paragraph-rsid="0013d14b"/>
    </style:style>
    <style:style style:name="P29" style:family="paragraph" style:parent-style-name="Text_20_body" style:list-style-name="L2">
      <style:text-properties fo:language="fr" fo:country="FR" officeooo:rsid="0013d14b" officeooo:paragraph-rsid="0085862e"/>
    </style:style>
    <style:style style:name="P30" style:family="paragraph" style:parent-style-name="Text_20_body" style:list-style-name="L9">
      <style:text-properties fo:language="fr" fo:country="FR" officeooo:rsid="0013d14b" officeooo:paragraph-rsid="0087254b"/>
    </style:style>
    <style:style style:name="P31" style:family="paragraph" style:parent-style-name="Text_20_body" style:list-style-name="L2">
      <style:text-properties fo:language="fr" fo:country="FR" officeooo:rsid="00602d7c" officeooo:paragraph-rsid="00602d7c"/>
    </style:style>
    <style:style style:name="P32" style:family="paragraph" style:parent-style-name="Text_20_body" style:list-style-name="L3">
      <style:text-properties fo:language="fr" fo:country="FR" officeooo:rsid="002a93f3" officeooo:paragraph-rsid="00321e7b"/>
    </style:style>
    <style:style style:name="P33" style:family="paragraph" style:parent-style-name="Text_20_body" style:list-style-name="L3">
      <style:text-properties fo:language="fr" fo:country="FR" officeooo:rsid="002a93f3" officeooo:paragraph-rsid="008379a0"/>
    </style:style>
    <style:style style:name="P34" style:family="paragraph" style:parent-style-name="Text_20_body" style:list-style-name="L5">
      <style:text-properties fo:language="fr" fo:country="FR" officeooo:rsid="002a93f3" officeooo:paragraph-rsid="0035f525"/>
    </style:style>
    <style:style style:name="P35" style:family="paragraph" style:parent-style-name="Text_20_body" style:list-style-name="L5">
      <style:text-properties fo:language="fr" fo:country="FR" officeooo:rsid="002a93f3" officeooo:paragraph-rsid="007fdef0"/>
    </style:style>
    <style:style style:name="P36" style:family="paragraph" style:parent-style-name="Text_20_body" style:list-style-name="L6">
      <style:text-properties fo:language="fr" fo:country="FR" officeooo:rsid="002a93f3" officeooo:paragraph-rsid="002a93f3"/>
    </style:style>
    <style:style style:name="P37" style:family="paragraph" style:parent-style-name="Text_20_body" style:list-style-name="L3">
      <style:text-properties fo:language="fr" fo:country="FR" officeooo:paragraph-rsid="00321e7b"/>
    </style:style>
    <style:style style:name="P38" style:family="paragraph" style:parent-style-name="Text_20_body" style:list-style-name="L3">
      <style:text-properties fo:language="fr" fo:country="FR" officeooo:rsid="00321e7b" officeooo:paragraph-rsid="00321e7b"/>
    </style:style>
    <style:style style:name="P39" style:family="paragraph" style:parent-style-name="Text_20_body" style:list-style-name="L5">
      <style:text-properties fo:language="fr" fo:country="FR" officeooo:rsid="00321e7b" officeooo:paragraph-rsid="0035f525"/>
    </style:style>
    <style:style style:name="P40" style:family="paragraph" style:parent-style-name="Text_20_body" style:list-style-name="L5">
      <style:text-properties fo:language="fr" fo:country="FR" officeooo:rsid="00321e7b" officeooo:paragraph-rsid="0060a001"/>
    </style:style>
    <style:style style:name="P41" style:family="paragraph" style:parent-style-name="Text_20_body" style:list-style-name="L3">
      <style:text-properties fo:language="fr" fo:country="FR" officeooo:rsid="0060a001" officeooo:paragraph-rsid="0060a001"/>
    </style:style>
    <style:style style:name="P42" style:family="paragraph" style:parent-style-name="Text_20_body" style:list-style-name="L4">
      <style:text-properties fo:language="fr" fo:country="FR" officeooo:paragraph-rsid="0015b8c0"/>
    </style:style>
    <style:style style:name="P43" style:family="paragraph" style:parent-style-name="Text_20_body" style:list-style-name="L4">
      <style:text-properties fo:language="fr" fo:country="FR" officeooo:paragraph-rsid="00654e19"/>
    </style:style>
    <style:style style:name="P44" style:family="paragraph" style:parent-style-name="Text_20_body" style:list-style-name="L5">
      <style:text-properties fo:language="fr" fo:country="FR" officeooo:rsid="0035f525" officeooo:paragraph-rsid="0035f525"/>
    </style:style>
    <style:style style:name="P45" style:family="paragraph" style:parent-style-name="Text_20_body" style:list-style-name="L5">
      <style:text-properties fo:language="fr" fo:country="FR" officeooo:rsid="007e6fb0" officeooo:paragraph-rsid="007e6fb0"/>
    </style:style>
    <style:style style:name="P46" style:family="paragraph" style:parent-style-name="Text_20_body" style:list-style-name="L5">
      <style:text-properties fo:language="fr" fo:country="FR" officeooo:paragraph-rsid="0035f525"/>
    </style:style>
    <style:style style:name="P47" style:family="paragraph" style:parent-style-name="Text_20_body" style:list-style-name="L6">
      <style:text-properties fo:language="fr" fo:country="FR" officeooo:rsid="0081ca9a" officeooo:paragraph-rsid="0081ca9a"/>
    </style:style>
    <style:style style:name="P48" style:family="paragraph" style:parent-style-name="Text_20_body" style:list-style-name="L7">
      <style:text-properties officeooo:rsid="001742f6" officeooo:paragraph-rsid="001742f6"/>
    </style:style>
    <style:style style:name="P49" style:family="paragraph" style:parent-style-name="Text_20_body" style:list-style-name="L7">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73a51c"/>
    </style:style>
    <style:style style:name="T26" style:family="text">
      <style:text-properties officeooo:rsid="007e941f"/>
    </style:style>
    <style:style style:name="T27" style:family="text">
      <style:text-properties officeooo:rsid="007fdef0"/>
    </style:style>
    <style:style style:name="T28" style:family="text">
      <style:text-properties officeooo:rsid="008379a0"/>
    </style:style>
    <style:style style:name="T29" style:family="text">
      <style:text-properties officeooo:rsid="0085862e"/>
    </style:style>
    <style:style style:name="T30" style:family="text">
      <style:text-properties officeooo:rsid="008725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2">dans les tests automatisés ;</text:p>
        </text:list-item>
        <text:list-item>
          <text:p text:style-name="P22">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xml:id="list3508606282" text:style-name="L2">
        <text:list-item>
          <text:p text:style-name="P25">Cocher l’item « Mots »</text:p>
        </text:list-item>
        <text:list-item>
          <text:p text:style-name="P28"><text:span text:style-name="T9">Cliquer sur la deuxième couleur </text:span><text:span text:style-name="T20">de l’effet</text:span><text:span text:style-name="T12"> « </text:span><text:span text:style-name="T20">Cochable</text:span><text:span text:style-name="T12"> »</text:span></text:p>
        </text:list-item>
        <text:list-item>
          <text:p text:style-name="P31">Vérifier que ça a automatiquement coché l’effet « Cochable »</text:p>
        </text:list-item>
        <text:list-item>
          <text:p text:style-name="P28">Sélectionner la consigne dans le PDF</text:p>
        </text:list-item>
        <text:list-item>
          <text:p text:style-name="P28"><text:span text:style-name="T3">Idem pour</text:span> l’énoncé</text:p>
        </text:list-item>
        <text:list-item>
          <text:p text:style-name="P28">Dans la consigne, sélectionner « verbe » puis cliquer sur le bouton <text:span text:style-name="T9">de la première couleur</text:span></text:p>
        </text:list-item>
        <text:list-item>
          <text:p text:style-name="P28">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32"><text:span text:style-name="T21">(Optionnel) </text:span>Choisir le type d’adaptation : « Choix multiple »</text:p>
        </text:list-item>
        <text:list-item>
          <text:p text:style-name="P32">Sélectionner la consigne dans le PDF</text:p>
        </text:list-item>
        <text:list-item>
          <text:p text:style-name="P32">Idem pour l’énoncé</text:p>
        </text:list-item>
        <text:list-item>
          <text:p text:style-name="P32">Cliquer sur le bouton « Choix multiples »</text:p>
        </text:list-item>
        <text:list-item>
          <text:p text:style-name="P37"><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3"><text:span text:style-name="T27">Vérifier</text:span> que les champs suivant ont la valeur attendue :</text:p>
          <text:list>
            <text:list-item>
              <text:p text:style-name="P33">« Séparateur<text:span text:style-name="T27">s</text:span> » : « , » <text:span text:style-name="T27">et « </text:span><text:span text:style-name="T28">ou »</text:span></text:p>
            </text:list-item>
            <text:list-item>
              <text:p text:style-name="P33">« Début » : <text:span text:style-name="T28">vide</text:span></text:p>
            </text:list-item>
            <text:list-item>
              <text:p text:style-name="P33">« Fin » : <text:span text:style-name="T28">vide</text:span></text:p>
            </text:list-item>
          </text:list>
        </text:list-item>
        <text:list-item>
          <text:p text:style-name="P38">Modifier le<text:span text:style-name="T19">s</text:span> « séparateur<text:span text:style-name="T19">s »</text:span> en « , » <text:span text:style-name="T19">et « ou »</text:span></text:p>
        </text:list-item>
        <text:list-item>
          <text:p text:style-name="P41">Modifier le « trou à remplir » en « ... »</text:p>
        </text:list-item>
        <text:list-item>
          <text:p text:style-name="P32">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42"><text:span text:style-name="T23">(Optionnel) </text:span>Choisir le type d’adaptation « <text:span text:style-name="T3">Remplissage par texte libre</text:span> »</text:p>
        </text:list-item>
        <text:list-item>
          <text:p text:style-name="P42">Sélectionner la consigne dans le PDF</text:p>
        </text:list-item>
        <text:list-item>
          <text:p text:style-name="P42"><text:span text:style-name="T3">Idem pour</text:span> l’énoncé</text:p>
        </text:list-item>
        <text:list-item>
          <text:p text:style-name="P43"><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26">[</text:span><text:span text:style-name="T17">singulier </text:span><text:span text:style-name="T26">* </text:span><text:span text:style-name="T17">pluriel</text:span><text:span text:style-name="T26">]</text:span><text:span text:style-name="T17">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44"><text:span text:style-name="T21">(Optionnel) </text:span>Choisir le type d’adaptation : « Choix multiple »</text:p>
        </text:list-item>
        <text:list-item>
          <text:p text:style-name="P34">Sélectionner la consigne dans le PDF</text:p>
        </text:list-item>
        <text:list-item>
          <text:p text:style-name="P34">Idem pour l’énoncé</text:p>
        </text:list-item>
        <text:list-item>
          <text:p text:style-name="P44">Ré-arranger l’énoncé :</text:p>
          <text:list>
            <text:list-item>
              <text:p text:style-name="P44">mettre chaque mot sur sa propre ligne</text:p>
            </text:list-item>
            <text:list-item>
              <text:p text:style-name="P44">ajouter «  ... @@@ » à la fin de chaque ligne</text:p>
            </text:list-item>
          </text:list>
        </text:list-item>
        <text:list-item>
          <text:p text:style-name="P45">Choisissez « 3 lignes par page » dans « Répartition »</text:p>
        </text:list-item>
        <text:list-item>
          <text:p text:style-name="P34">Cliquer sur le bouton « Choix multiples »</text:p>
        </text:list-item>
        <text:list-item>
          <text:p text:style-name="P46"><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35"><text:span text:style-name="T27">Vérifier</text:span> que les champs suivant ont la valeur attendue :</text:p>
          <text:list>
            <text:list-item>
              <text:p text:style-name="P35">« Séparateur<text:span text:style-name="T27">s</text:span> » : « / » <text:span text:style-name="T27">et vide</text:span></text:p>
            </text:list-item>
            <text:list-item>
              <text:p text:style-name="P35">« Début » : « ( »</text:p>
            </text:list-item>
            <text:list-item>
              <text:p text:style-name="P35">« Fin » : « ) »</text:p>
            </text:list-item>
          </text:list>
        </text:list-item>
        <text:list-item>
          <text:p text:style-name="P39">Modifier le « <text:span text:style-name="T21">trou à remplir »</text:span> en « ...  »</text:p>
        </text:list-item>
        <text:list-item>
          <text:p text:style-name="P34">Cliquer sur OK</text:p>
        </text:list-item>
        <text:list-item>
          <text:p text:style-name="P34">Cliquer sur le bouton « Choix multiples »</text:p>
        </text:list-item>
        <text:list-item>
          <text:p text:style-name="P46"><text:span text:style-name="T15">S</text:span><text:span text:style-name="T3">électionner « </text:span><text:span text:style-name="T26">[</text:span><text:span text:style-name="T17">singulier </text:span><text:span text:style-name="T26">* </text:span><text:span text:style-name="T17">pluriel</text:span><text:span text:style-name="T26">]</text:span><text:span text:style-name="T16"> </text:span><text:span text:style-name="T3">» </text:span><text:span text:style-name="T15">dans le champs « Consigne »</text:span></text:p>
        </text:list-item>
        <text:list-item>
          <text:p text:style-name="P35"><text:span text:style-name="T27">Vérifier</text:span> que les champs suivant ont la valeur attendue :</text:p>
          <text:list>
            <text:list-item>
              <text:p text:style-name="P35">« Séparateur<text:span text:style-name="T27">s</text:span> » : « / » <text:span text:style-name="T27">et vide</text:span></text:p>
            </text:list-item>
            <text:list-item>
              <text:p text:style-name="P35">« Début » : « <text:span text:style-name="T27">[</text:span> »</text:p>
            </text:list-item>
            <text:list-item>
              <text:p text:style-name="P35">« Fin » : « <text:span text:style-name="T27">]</text:span> »</text:p>
            </text:list-item>
          </text:list>
        </text:list-item>
        <text:list-item>
          <text:p text:style-name="P40">Modifier le « <text:span text:style-name="T21">trou à remplir »</text:span> en « <text:span text:style-name="T18">@@@</text:span> »</text:p>
        </text:list-item>
        <text:list-item>
          <text:p text:style-name="P34">Cliquer sur OK</text:p>
        </text:list-item>
      </text:list>
      <text:p text:style-name="P12">Choisis le verbe approprié dans les phrases suivantes.</text:p>
      <text:p text:style-name="P13"><text:span text:style-name="T25">a. </text:span>Vincent <text:span text:style-name="T13">(</text:span>mangez/adore/détestes<text:span text:style-name="T13">)</text:span> la grammaire.</text:p>
      <text:p text:style-name="P13"><text:span text:style-name="T25">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36"><text:span text:style-name="T22">(Optionnel) </text:span>Choisir le type d’adaptation : « Choix multiple »</text:p>
        </text:list-item>
        <text:list-item>
          <text:p text:style-name="P36">Sélectionner la consigne dans le PDF</text:p>
        </text:list-item>
        <text:list-item>
          <text:p text:style-name="P36">Idem pour l’énoncé</text:p>
        </text:list-item>
        <text:list-item>
          <text:p text:style-name="P36">Cliquer sur le bouton « Choix multiples »</text:p>
        </text:list-item>
        <text:list-item>
          <text:p text:style-name="P36">Sélectionner « <text:span text:style-name="T13">(</text:span><text:span text:style-name="T14">mangez/adore/détestes</text:span><text:span text:style-name="T13">) » </text:span>dans le champ « Énoncé »</text:p>
        </text:list-item>
        <text:list-item>
          <text:p text:style-name="P36"><text:span text:style-name="T27">Vérifier</text:span> que les champs suivant ont la valeur attendue :</text:p>
          <text:list>
            <text:list-item>
              <text:p text:style-name="P36">« Séparateur<text:span text:style-name="T27">s</text:span> » : « / » <text:span text:style-name="T27">et vide</text:span></text:p>
            </text:list-item>
            <text:list-item>
              <text:p text:style-name="P36">« Début » : « ( »</text:p>
            </text:list-item>
            <text:list-item>
              <text:p text:style-name="P36">« Fin » : « ) »</text:p>
            </text:list-item>
          </text:list>
        </text:list-item>
        <text:list-item>
          <text:p text:style-name="P36">Cliquer sur OK</text:p>
        </text:list-item>
        <text:list-item>
          <text:p text:style-name="P47">Vérifier que les deux champs QCM ont été créés</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8">Procé<text:span text:style-name="T4">der comme pour le précédent exercice de type « Sélection de mots »</text:span></text:p>
        </text:list-item>
        <text:list-item>
          <text:p text:style-name="P49">Personnaliser les couleurs avec <text:span text:style-name="T10">un clic droit da</text:span><text:span text:style-name="T11">n</text:span><text:span text:style-name="T10">s « Couleurs utilisables »</text:span></text:p>
        </text:list-item>
      </text:list>
      <text:p text:style-name="P19">Sélectionne les voyelles.</text:p>
      <text:p text:style-name="P5">Lorem ipsum dolor sit amet, consectetur adipiscing elit.</text:p>
      <text:p text:style-name="Horizontal_20_Line"/>
      <text:h text:style-name="Heading_20_1" text:outline-level="1">Sélection de lettres avec une seule catégorie</text:h>
      <text:list text:style-name="L9">
        <text:list-item>
          <text:p text:style-name="P27">Cocher l’item « <text:span text:style-name="T30">Lettres</text:span> »</text:p>
        </text:list-item>
        <text:list-item>
          <text:p text:style-name="P30"><text:span text:style-name="T9">Cliquer sur la </text:span><text:span text:style-name="T30">première</text:span><text:span text:style-name="T9"> couleur </text:span><text:span text:style-name="T20">de l’effet</text:span><text:span text:style-name="T12"> « </text:span><text:span text:style-name="T20">Cochable</text:span><text:span text:style-name="T12"> »</text:span></text:p>
        </text:list-item>
        <text:list-item>
          <text:p text:style-name="P30">Sélectionner la consigne <text:span text:style-name="T30">et l’énoncé</text:span> dans le PDF</text:p>
        </text:list-item>
        <text:list-item>
          <text:p text:style-name="P30">Dans la consigne, sélectionner « <text:span text:style-name="T30">voyelle</text:span> » puis cliquer sur le bouton <text:span text:style-name="T9">de la première couleur</text:span></text:p>
        </text:list-item>
      </text:list>
      <text:p text:style-name="P23">Relève dans ce texte <text:span text:style-name="T29">les éléments de ponctuation marquant la fin des phrases</text:span> et <text:span text:style-name="T29">ceux interventant au milieu des phrases</text:span>.</text:p>
      <text:p text:style-name="P24"/>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4"/>
      <text:p text:style-name="P21"/>
      <text:h text:style-name="P20" text:outline-level="1"><text:span text:style-name="T7">S</text:span>élection de <text:span text:style-name="T29">ponctuation</text:span> <text:span text:style-name="T7">avec </text:span>deux <text:span text:style-name="T6">catégories</text:span></text:h>
      <text:list text:continue-list="list3508606282" text:style-name="L2">
        <text:list-item>
          <text:p text:style-name="P26">Cocher l’item « <text:span text:style-name="T29">Ponctuation</text:span> »</text:p>
        </text:list-item>
        <text:list-item>
          <text:p text:style-name="P29"><text:span text:style-name="T9">Cliquer sur la deuxième couleur </text:span><text:span text:style-name="T20">de l’effet</text:span><text:span text:style-name="T12"> « </text:span><text:span text:style-name="T20">Cochable</text:span><text:span text:style-name="T12"> »</text:span></text:p>
        </text:list-item>
        <text:list-item>
          <text:p text:style-name="P29">Sélectionner la consigne dans le PDF</text:p>
        </text:list-item>
        <text:list-item>
          <text:p text:style-name="P29"><text:span text:style-name="T3">Idem pour</text:span> l’énoncé</text:p>
        </text:list-item>
        <text:list-item>
          <text:p text:style-name="P29">Dans la consigne, sélectionner « <text:span text:style-name="T29">ponctuation marquant la fin des phrases</text:span> » puis cliquer sur le bouton <text:span text:style-name="T9">de la première couleur</text:span></text:p>
        </text:list-item>
        <text:list-item>
          <text:p text:style-name="P29">Dans la consigne, sélectionner « <text:span text:style-name="T29">ceux interventant au milieu des phrases</text:span> » puis cliquer sur le bouton <text:span text:style-name="T9">de la seconde couleu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06T10:30:59.044011013</dc:date>
    <meta:editing-duration>PT13H8M37S</meta:editing-duration>
    <meta:editing-cycles>64</meta:editing-cycles>
    <meta:document-statistic meta:table-count="0" meta:image-count="0" meta:object-count="0" meta:page-count="9" meta:paragraph-count="99" meta:word-count="1079" meta:character-count="5705" meta:non-whitespace-character-count="4793"/>
  </office:meta>
</office:document-meta>
</file>